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2" svg:font-family="'Lucida Sans'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c9fe6" officeooo:paragraph-rsid="000c9fe6"/>
    </style:style>
    <style:style style:name="P2" style:family="paragraph" style:parent-style-name="Standard" style:list-style-name="L2">
      <style:text-properties officeooo:paragraph-rsid="000c9fe6"/>
    </style:style>
    <style:style style:name="P3" style:family="paragraph" style:parent-style-name="Standard" style:list-style-name="L3">
      <style:text-properties officeooo:paragraph-rsid="000e4ce1"/>
    </style:style>
    <style:style style:name="P4" style:family="paragraph" style:parent-style-name="Standard" style:list-style-name="L4">
      <style:text-properties officeooo:rsid="000feda0" officeooo:paragraph-rsid="000feda0"/>
    </style:style>
    <style:style style:name="P5" style:family="paragraph" style:parent-style-name="Standard">
      <style:text-properties officeooo:rsid="001111d9" officeooo:paragraph-rsid="001111d9"/>
    </style:style>
    <style:style style:name="P6" style:family="paragraph" style:parent-style-name="Standard">
      <style:text-properties officeooo:rsid="001111d9" officeooo:paragraph-rsid="001e31e2"/>
    </style:style>
    <style:style style:name="P7" style:family="paragraph" style:parent-style-name="Standard" style:list-style-name="L5">
      <style:text-properties officeooo:paragraph-rsid="00125a9d"/>
    </style:style>
    <style:style style:name="P8" style:family="paragraph" style:parent-style-name="Standard" style:list-style-name="L6">
      <style:text-properties officeooo:rsid="00194f97" officeooo:paragraph-rsid="00194f97"/>
    </style:style>
    <style:style style:name="P9" style:family="paragraph" style:parent-style-name="Standard" style:list-style-name="L6">
      <style:text-properties officeooo:rsid="00194f97" officeooo:paragraph-rsid="001a0fe3"/>
    </style:style>
    <style:style style:name="P10" style:family="paragraph" style:parent-style-name="Standard">
      <style:text-properties style:font-name="Liberation Sans" fo:font-size="16.1000003814697pt" fo:font-weight="bold" officeooo:rsid="000bdb5f" officeooo:paragraph-rsid="000bdb5f" style:font-name-asian="Microsoft YaHei" style:font-size-asian="16.1000003814697pt" style:font-weight-asian="bold" style:font-name-complex="Lucida Sans1" style:font-size-complex="16.1000003814697pt" style:font-weight-complex="bold"/>
    </style:style>
    <style:style style:name="P11" style:family="paragraph" style:parent-style-name="Standard">
      <style:text-properties style:font-name="Liberation Sans" fo:font-size="16.1000003814697pt" fo:font-weight="bold" officeooo:rsid="000e0541" officeooo:paragraph-rsid="000e0541" style:font-name-asian="Microsoft YaHei" style:font-size-asian="16.1000003814697pt" style:font-weight-asian="bold" style:font-name-complex="Lucida Sans1" style:font-size-complex="16.1000003814697pt" style:font-weight-complex="bold"/>
    </style:style>
    <style:style style:name="P12" style:family="paragraph" style:parent-style-name="Standard">
      <style:text-properties style:font-name="Liberation Sans" fo:font-size="16.1000003814697pt" fo:font-weight="bold" officeooo:rsid="000f613d" officeooo:paragraph-rsid="000f613d" style:font-name-asian="Microsoft YaHei" style:font-size-asian="16.1000003814697pt" style:font-weight-asian="bold" style:font-name-complex="Lucida Sans1" style:font-size-complex="16.1000003814697pt" style:font-weight-complex="bold"/>
    </style:style>
    <style:style style:name="P13" style:family="paragraph" style:parent-style-name="Standard">
      <style:text-properties style:font-name="Liberation Sans" fo:font-size="16.1000003814697pt" fo:font-weight="bold" officeooo:rsid="00125a9d" officeooo:paragraph-rsid="00125a9d" style:font-name-asian="Microsoft YaHei" style:font-size-asian="16.1000003814697pt" style:font-weight-asian="bold" style:font-name-complex="Lucida Sans1" style:font-size-complex="16.1000003814697pt" style:font-weight-complex="bold"/>
    </style:style>
    <style:style style:name="P14" style:family="paragraph" style:parent-style-name="Standard">
      <style:text-properties officeooo:paragraph-rsid="000c9fe6"/>
    </style:style>
    <style:style style:name="P15" style:family="paragraph" style:parent-style-name="Standard">
      <style:text-properties officeooo:rsid="0020828a" officeooo:paragraph-rsid="0020828a"/>
    </style:style>
    <style:style style:name="T1" style:family="text">
      <style:text-properties officeooo:rsid="000c9fe6"/>
    </style:style>
    <style:style style:name="T2" style:family="text">
      <style:text-properties officeooo:rsid="000e4ce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25a9d"/>
    </style:style>
    <style:style style:name="T5" style:family="text">
      <style:text-properties officeooo:rsid="001a60ac"/>
    </style:style>
    <style:style style:name="T6" style:family="text">
      <style:text-properties officeooo:rsid="001ac0d0"/>
    </style:style>
    <style:style style:name="T7" style:family="text">
      <style:text-properties officeooo:rsid="001af01c"/>
    </style:style>
    <style:style style:name="T8" style:family="text">
      <style:text-properties officeooo:rsid="001e31e2"/>
    </style:style>
    <style:style style:name="T9" style:family="text">
      <style:text-properties officeooo:rsid="001fb61a"/>
    </style:style>
    <style:style style:name="T10" style:family="text">
      <style:text-properties officeooo:rsid="0020828a"/>
    </style:style>
    <style:style style:name="T11" style:family="text">
      <style:text-properties officeooo:rsid="002345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2cm" fo:text-indent="-0.635cm" fo:margin-left="1.3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7cm" fo:text-indent="-0.635cm" fo:margin-left="2.0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sidoc’t 2021 : Formation Zotero 21 janvier 2021</text:p>
      <text:h text:style-name="Heading_20_1" text:outline-level="1">Challenges Zotero :</text:h>
      <text:h text:style-name="Heading_20_2" text:outline-level="2">Challenge 1 : </text:h>
      <text:list xml:id="list73245125" text:style-name="L2">
        <text:list-item>
          <text:p text:style-name="P2"><text:span text:style-name="T1">importez via le connecteur Zotero : </text:span><text:a xlink:type="simple" xlink:href="https://www.ccsd.cnrs.fr/2017/04/diffuser-sa-these-en-libre-acces-les-enjeux/" text:style-name="Internet_20_link" text:visited-style-name="Visited_20_Internet_20_Link"><text:span text:style-name="T1">https://www.ccsd.cnrs.fr/2017/04/diffuser-sa-these-en-libre-acces-les-enjeux/</text:span></text:a></text:p>
        </text:list-item>
      </text:list>
      <text:p text:style-name="P6"/>
      <text:p text:style-name="P6">note : <text:span text:style-name="T8">manque-t-il des métadonnées ?</text:span></text:p>
      <text:p text:style-name="P14"/>
      <text:p text:style-name="P10">Challenge 2 :</text:p>
      <text:list xml:id="list1704620944" text:style-name="L1">
        <text:list-item>
          <text:p text:style-name="P1">fermez le logiciel Zotero</text:p>
        </text:list-item>
        <text:list-item>
          <text:p text:style-name="P1">importez ce document dans votre bibliothèque Zotero <text:a xlink:type="simple" xlink:href="https://books.openedition.org/pum/306?lang=fr" text:style-name="Internet_20_link" text:visited-style-name="Visited_20_Internet_20_Link">https://books.openedition.org/pum/306?lang=fr</text:a></text:p>
        </text:list-item>
      </text:list>
      <text:p text:style-name="P6"/>
      <text:p text:style-name="P6">note : <text:span text:style-name="T8">on cherche à ce mettre en situation de vouloir importer dans Zotero sans installer le client Zotero. Comment faire ?</text:span></text:p>
      <text:p text:style-name="P6"/>
      <text:p text:style-name="P11">Challenge 3 :</text:p>
      <text:list xml:id="list192186722" text:style-name="L3">
        <text:list-item>
          <text:p text:style-name="P3"><text:span text:style-name="T2">importez via le connecteur Zotero : </text:span><text:a xlink:type="simple" xlink:href="https://blog.apastyle.org/apastyle/2013/12/how-to-cite-a-data-set-in-apa-style.html" text:style-name="Internet_20_link" text:visited-style-name="Visited_20_Internet_20_Link"><text:span text:style-name="T2">https://blog.apastyle.org/apastyle/2013/12/how-to-cite-a-data-set-in-apa-style.html</text:span></text:a></text:p>
        </text:list-item>
      </text:list>
      <text:p text:style-name="P6"/>
      <text:p text:style-name="P6">note : <text:span text:style-name="T8">que remarquez-vous avez le connector ? Avez-vous bien importé le document qui ce situe à cette adresse web ? Comment résoudre le problème ?</text:span></text:p>
      <text:p text:style-name="P6"/>
      <text:p text:style-name="P12">Challenge 4 :</text:p>
      <text:list xml:id="list2972176275" text:style-name="L4">
        <text:list-item>
          <text:p text:style-name="P4">importez les résultats pour une recherche « digital humanities » en 2020 sur le base de données DBLP. : <text:a xlink:type="simple" xlink:href="https://dblp.uni-trier.de/search?q=digital%20humanities%20year%3A2020%3A" text:style-name="Internet_20_link" text:visited-style-name="Visited_20_Internet_20_Link">https://dblp.uni-trier.de/search?q=digital%20humanities%20year%3A2020%3A</text:a></text:p>
        </text:list-item>
      </text:list>
      <text:p text:style-name="P5"/>
      <text:p text:style-name="P5">note : que remarque-t-on pour <text:span text:style-name="T3">Data Lakes for Digital Humanities</text:span> ?</text:p>
      <text:p text:style-name="P5"/>
      <text:p text:style-name="P13">Challenge 5 :</text:p>
      <text:list xml:id="list2019739149" text:style-name="L5">
        <text:list-item>
          <text:p text:style-name="P7"><text:span text:style-name="T4">importez la bibliographie de l’article suivant (rapidement...) : </text:span><text:a xlink:type="simple" xlink:href="https://journals.openedition.org/cybergeo/25554" text:style-name="Internet_20_link" text:visited-style-name="Visited_20_Internet_20_Link"><text:span text:style-name="T4">https://journals.openedition.org/cybergeo/25554</text:span></text:a></text:p>
        </text:list-item>
      </text:list>
      <text:p text:style-name="P15"/>
      <text:p text:style-name="P15">note : quelle(s) stratégie(s) pouvons nous mettre en place pour récupérer les références de la bibliographie dans Zotero ?</text:p>
      <text:h text:style-name="Heading_20_1" text:outline-level="1">T<text:span text:style-name="T5">P</text:span> ZotFile : </text:h>
      <text:list xml:id="list3687801958" text:style-name="L6">
        <text:list-item>
          <text:p text:style-name="P8">Installe<text:span text:style-name="T7">z</text:span> ZotFile (rappel : <text:a xlink:type="simple" xlink:href="http://zotfile.com/" text:style-name="Internet_20_link" text:visited-style-name="Visited_20_Internet_20_Link">http://zotfile.com</text:a>/)</text:p>
        </text:list-item>
        <text:list-item>
          <text:p text:style-name="P8"><text:s/>Définissez une règle de nommage et <text:span text:style-name="T10">renommez</text:span> </text:p>
        </text:list-item>
        <text:list-item>
          <text:p text:style-name="P9">Importe<text:span text:style-name="T7">z</text:span> <text:span text:style-name="T7">l’ouvrage suivant et son PDF</text:span> : Reagle J, Koerner J. <text:span text:style-name="T3">Wikipedia @ 20 : Stories of an Incomplete Revolution</text:span> [Internet]. The MIT Press; 2020 [cité 20 janv 2021]. Disponible <text:soft-page-break/>sur: <text:a xlink:type="simple" xlink:href="https://library.oapen.org/handle/20.500.12657/43467" text:style-name="Internet_20_link" text:visited-style-name="Visited_20_Internet_20_Link">https://library.oapen.org/handle/20.500.12657/43467</text:a></text:p>
        </text:list-item>
        <text:list-item>
          <text:p text:style-name="P8"><text:span text:style-name="T6">Récupérez avec ZotFile</text:span> la table des matières ; <text:span text:style-name="T6">testez là en cliquant sur un titre</text:span></text:p>
        </text:list-item>
        <text:list-item>
          <text:p text:style-name="P8">Annote<text:span text:style-name="T7">z</text:span> le PDF, enregistrer <text:span text:style-name="T11">le fichier annoté</text:span></text:p>
        </text:list-item>
        <text:list-item>
          <text:p text:style-name="P8">Importe<text:span text:style-name="T7">z</text:span> les notes du pdf via ZotFil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2" svg:font-family="'Lucida Sans'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indent="0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159cm" fo:margin-bottom="0cm" loext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1.048cm" fo:margin-right="0cm" fo:margin-top="0.31cm" fo:margin-bottom="0cm" loext:contextual-spacing="false" style:line-height-at-least="0.353cm" fo:text-align="start" style:justify-single-word="false" fo:text-indent="-1.048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2.274cm" fo:margin-right="0cm" fo:margin-top="0.272cm" fo:margin-bottom="0cm" loext:contextual-spacing="false" style:line-height-at-least="0.353cm" fo:text-align="start" style:justify-single-word="false" fo:text-indent="-0.873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3.498cm" fo:margin-right="0cm" fo:margin-top="0.233cm" fo:margin-bottom="0cm" loext:contextual-spacing="false" style:line-height-at-least="0.353cm" fo:text-align="start" style:justify-single-word="false" fo:text-indent="-0.699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4.898cm" fo:margin-right="0cm" fo:margin-top="0.192cm" fo:margin-bottom="0cm" loext:contextual-spacing="false" style:line-height-at-least="0.353cm" fo:text-align="start" style:justify-single-word="false" fo:text-indent="-0.699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6.297cm" fo:margin-right="0cm" fo:margin-top="0.192cm" fo:margin-bottom="0cm" loext:contextual-spacing="false" style:line-height-at-least="0.353cm" fo:text-align="start" style:justify-single-word="false" fo:text-indent="-0.699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6.297cm" fo:margin-right="0cm" fo:margin-top="0.192cm" fo:margin-bottom="0cm" loext:contextual-spacing="false" style:line-height-at-least="0.353cm" fo:text-align="start" style:justify-single-word="false" fo:text-indent="-0.699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6.297cm" fo:margin-right="0cm" fo:margin-top="0.192cm" fo:margin-bottom="0cm" loext:contextual-spacing="false" style:line-height-at-least="0.353cm" fo:text-align="start" style:justify-single-word="false" fo:text-indent="-0.699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6.297cm" fo:margin-right="0cm" fo:margin-top="0.192cm" fo:margin-bottom="0cm" loext:contextual-spacing="false" style:line-height-at-least="0.353cm" fo:text-align="start" style:justify-single-word="false" fo:text-indent="-0.699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6.297cm" fo:margin-right="0cm" fo:margin-top="0.192cm" fo:margin-bottom="0cm" loext:contextual-spacing="false" style:line-height-at-least="0.353cm" fo:text-align="start" style:justify-single-word="false" fo:text-indent="-0.699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loext:contextual-spacing="false" style:line-height-at-least="0.353cm" fo:text-align="start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WW-Absatz-Standardschriftart" style:family="paragraph" style:default-outline-level=""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bsatz-Standardschriftart" style:family="paragraph" style:default-outline-level=""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olice_20_par_20_défaut" style:display-name="Police par défaut" style:family="paragraph" style:default-outline-level=""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z1" style:family="paragraph" style:default-outline-level=""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z0" style:family="paragraph" style:default-outline-level="">
      <style:text-properties style:font-name="Calibri" fo:font-family="Calibri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égende1" style:family="paragraph" style:default-outline-level="">
      <style:paragraph-properties fo:margin-top="0.374cm" fo:margin-bottom="0.374cm" loext:contextual-spacing="false" fo:text-align="start" style:justify-single-word="false"/>
      <style:text-properties style:use-window-font-color="true" style:font-name="Mangal" fo:font-family="Mangal" style:font-family-generic="roman" style:font-pitch="variable" fo:font-size="12pt" fo:font-style="italic" style:letter-kerning="true" style:font-name-asian="Tahoma" style:font-family-asian="Tahoma" style:font-family-generic-asian="system" style:font-pitch-asian="variable" style:font-size-asian="12pt" style:font-style-asian="italic" style:font-name-complex="Liberation Sans2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text-properties fo:color="#0000ff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5f_1" style:display-name="Standard_1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5f_2" style:display-name="Standard_2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5f_3" style:display-name="Standard_3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5f_4" style:display-name="Standard_4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5f_5" style:display-name="Standard_5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5f_6" style:display-name="Standard_6" style:family="paragraph" style:default-outline-level="">
      <style:paragraph-properties fo:margin-top="0cm" fo:margin-bottom="0cm" loext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5f_7" style:display-name="Standard_7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5f_8" style:display-name="Standard_8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5f_9" style:display-name="Standard_9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5f_1_5f_1" style:display-name="Standard_1_1" style:family="paragraph" style:default-outline-level="">
      <style:paragraph-properties fo:margin-top="0cm" fo:margin-bottom="0cm" loext:contextual-spacing="false" style:line-height-at-least="1.099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_5f_1" style:display-name="Objet sans remplissage_1" style:family="paragraph" style:default-outline-level="">
      <style:paragraph-properties fo:margin-top="0cm" fo:margin-bottom="0cm" loext:contextual-spacing="false" style:line-height-at-least="1.099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_5f_2" style:display-name="Objet sans remplissage_2" style:family="paragraph" style:default-outline-level="">
      <style:paragraph-properties fo:margin-top="0cm" fo:margin-bottom="0cm" loext:contextual-spacing="false" style:line-height-at-least="1.099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5f_2_5f_1" style:display-name="Standard_2_1" style:family="paragraph" style:default-outline-level="">
      <style:paragraph-properties fo:margin-top="0cm" fo:margin-bottom="0cm" loext:contextual-spacing="false" style:line-height-at-least="1.099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5f_1_5f_2" style:display-name="Standard_1_2" style:family="paragraph" style:default-outline-level="">
      <style:paragraph-properties fo:margin-top="0cm" fo:margin-bottom="0cm" loext:contextual-spacing="false" style:line-height-at-least="1.099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5f_1_5f_3" style:display-name="Standard_1_3" style:family="paragraph" style:default-outline-level="">
      <style:paragraph-properties fo:margin-top="0cm" fo:margin-bottom="0cm" loext:contextual-spacing="false" style:line-height-at-least="1.099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aractères_20_de_20_numérotation" style:display-name="Caractères de numérotation" style:family="paragraph" style:default-outline-level=""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en_20_Internet" style:display-name="Lien Internet" style:family="paragraph" style:default-outline-level="">
      <style:text-properties fo:color="#00008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re1_7e_LT_7e_Gliederung_20_1" style:display-name="Titre1~LT~Gliederung 1" style:family="paragraph" style:default-outline-level="">
      <style:paragraph-properties fo:margin-left="1.681cm" fo:margin-right="0cm" fo:margin-top="0.55cm" fo:margin-bottom="0cm" loext:contextual-spacing="false" style:line-height-at-least="1.099cm" fo:text-align="start" style:justify-single-word="false" fo:text-indent="0cm" style:auto-text-indent="false">
        <style:tab-stops>
          <style:tab-stop style:position="0cm"/>
          <style:tab-stop style:position="0.52cm"/>
          <style:tab-stop style:position="2.722cm"/>
          <style:tab-stop style:position="4.921cm"/>
          <style:tab-stop style:position="7.124cm"/>
          <style:tab-stop style:position="9.324cm"/>
          <style:tab-stop style:position="11.527cm"/>
          <style:tab-stop style:position="13.727cm"/>
          <style:tab-stop style:position="15.93cm"/>
          <style:tab-stop style:position="18.129cm"/>
          <style:tab-stop style:position="20.332cm"/>
          <style:tab-stop style:position="22.532cm"/>
          <style:tab-stop style:position="24.731cm"/>
          <style:tab-stop style:position="26.935cm"/>
          <style:tab-stop style:position="29.138cm"/>
          <style:tab-stop style:position="31.337cm"/>
          <style:tab-stop style:position="33.54cm"/>
          <style:tab-stop style:position="35.74cm"/>
          <style:tab-stop style:position="37.943cm"/>
          <style:tab-stop style:position="40.143cm"/>
          <style:tab-stop style:position="42.346cm"/>
        </style:tab-stops>
      </style:paragraph-properties>
      <style:text-properties fo:color="#ffffff" style:text-outline="false" style:text-line-through-style="none" style:text-line-through-type="none" style:font-name="Mangal" fo:font-family="Mangal" style:font-family-generic="roman" style:font-pitch="variable" fo:font-size="3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default-outline-level="">
      <style:paragraph-properties fo:margin-left="3.641cm" fo:margin-right="0cm" fo:margin-top="0.482cm" fo:margin-bottom="0cm" loext:contextual-spacing="false" style:line-height-at-least="1.099cm" fo:text-align="start" style:justify-single-word="false" fo:text-indent="0cm" style:auto-text-indent="false">
        <style:tab-stops>
          <style:tab-stop style:position="0cm"/>
          <style:tab-stop style:position="0.762cm"/>
          <style:tab-stop style:position="2.962cm"/>
          <style:tab-stop style:position="5.165cm"/>
          <style:tab-stop style:position="7.364cm"/>
          <style:tab-stop style:position="9.564cm"/>
          <style:tab-stop style:position="11.767cm"/>
          <style:tab-stop style:position="13.97cm"/>
          <style:tab-stop style:position="16.17cm"/>
          <style:tab-stop style:position="18.373cm"/>
          <style:tab-stop style:position="20.572cm"/>
          <style:tab-stop style:position="22.775cm"/>
          <style:tab-stop style:position="24.975cm"/>
          <style:tab-stop style:position="27.178cm"/>
          <style:tab-stop style:position="29.378cm"/>
          <style:tab-stop style:position="31.579cm"/>
          <style:tab-stop style:position="33.78cm"/>
          <style:tab-stop style:position="35.982cm"/>
          <style:tab-stop style:position="38.181cm"/>
          <style:tab-stop style:position="40.384cm"/>
          <style:tab-stop style:position="42.584cm"/>
        </style:tab-stops>
      </style:paragraph-properties>
      <style:text-properties fo:color="#ffffff" style:text-outline="false" style:text-line-through-style="none" style:text-line-through-type="none" style:font-name="Mangal" fo:font-family="Mangal" style:font-family-generic="roman" style:font-pitch="variable" fo:font-size="31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1_7e_LT_7e_Gliederung_20_3" style:display-name="Titre1~LT~Gliederung 3" style:family="paragraph" style:default-outline-level="">
      <style:paragraph-properties fo:margin-left="5.6cm" fo:margin-right="0cm" fo:margin-top="0.411cm" fo:margin-bottom="0cm" loext:contextual-spacing="false" style:line-height-at-least="1.099cm" fo:text-align="start" style:justify-single-word="false" fo:text-indent="0cm" style:auto-text-indent="false">
        <style:tab-stops>
          <style:tab-stop style:position="0cm"/>
          <style:tab-stop style:position="1.002cm"/>
          <style:tab-stop style:position="3.205cm"/>
          <style:tab-stop style:position="5.405cm"/>
          <style:tab-stop style:position="7.608cm"/>
          <style:tab-stop style:position="9.807cm"/>
          <style:tab-stop style:position="12.01cm"/>
          <style:tab-stop style:position="14.21cm"/>
          <style:tab-stop style:position="16.413cm"/>
          <style:tab-stop style:position="18.613cm"/>
          <style:tab-stop style:position="20.814cm"/>
          <style:tab-stop style:position="23.013cm"/>
          <style:tab-stop style:position="25.217cm"/>
          <style:tab-stop style:position="27.416cm"/>
          <style:tab-stop style:position="29.619cm"/>
          <style:tab-stop style:position="31.819cm"/>
          <style:tab-stop style:position="34.022cm"/>
          <style:tab-stop style:position="36.221cm"/>
          <style:tab-stop style:position="38.425cm"/>
          <style:tab-stop style:position="40.624cm"/>
          <style:tab-stop style:position="42.824cm"/>
        </style:tab-stops>
      </style:paragraph-properties>
      <style:text-properties fo:color="#ffffff" style:text-outline="false" style:text-line-through-style="none" style:text-line-through-type="none" style:font-name="Mangal" fo:font-family="Mangal" style:font-family-generic="roman" style:font-pitch="variable" fo:font-size="2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7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1_7e_LT_7e_Gliederung_20_4" style:display-name="Titre1~LT~Gliederung 4" style:family="paragraph" style:default-outline-level="">
      <style:paragraph-properties fo:margin-left="7.84cm" fo:margin-right="0cm" fo:margin-top="0.342cm" fo:margin-bottom="0cm" loext:contextual-spacing="false" style:line-height-at-least="1.099cm" fo:text-align="start" style:justify-single-word="false" fo:text-indent="0cm" style:auto-text-indent="false">
        <style:tab-stops>
          <style:tab-stop style:position="0cm"/>
          <style:tab-stop style:position="0.965cm"/>
          <style:tab-stop style:position="3.164cm"/>
          <style:tab-stop style:position="5.368cm"/>
          <style:tab-stop style:position="7.567cm"/>
          <style:tab-stop style:position="9.77cm"/>
          <style:tab-stop style:position="11.97cm"/>
          <style:tab-stop style:position="14.173cm"/>
          <style:tab-stop style:position="16.372cm"/>
          <style:tab-stop style:position="18.574cm"/>
          <style:tab-stop style:position="20.773cm"/>
          <style:tab-stop style:position="22.976cm"/>
          <style:tab-stop style:position="25.176cm"/>
          <style:tab-stop style:position="27.379cm"/>
          <style:tab-stop style:position="29.579cm"/>
          <style:tab-stop style:position="31.782cm"/>
          <style:tab-stop style:position="33.981cm"/>
          <style:tab-stop style:position="36.184cm"/>
          <style:tab-stop style:position="38.384cm"/>
          <style:tab-stop style:position="40.584cm"/>
          <style:tab-stop style:position="42.787cm"/>
        </style:tab-stops>
      </style:paragraph-properties>
      <style:text-properties fo:color="#ffffff" style:text-outline="false" style:text-line-through-style="none" style:text-line-through-type="none" style:font-name="Mangal" fo:font-family="Mangal" style:font-family-generic="roman" style:font-pitch="variable" fo:font-size="2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1_7e_LT_7e_Gliederung_20_5" style:display-name="Titre1~LT~Gliederung 5" style:family="paragraph" style:default-outline-level="">
      <style:paragraph-properties fo:margin-left="10.081cm" fo:margin-right="0cm" fo:margin-top="0.342cm" fo:margin-bottom="0cm" loext:contextual-spacing="false" style:line-height-at-least="1.099cm" fo:text-align="start" style:justify-single-word="false" fo:text-indent="0cm" style:auto-text-indent="false">
        <style:tab-stops>
          <style:tab-stop style:position="0cm"/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ffffff" style:text-outline="false" style:text-line-through-style="none" style:text-line-through-type="none" style:font-name="Mangal" fo:font-family="Mangal" style:font-family-generic="roman" style:font-pitch="variable" fo:font-size="2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1_7e_LT_7e_Gliederung_20_6" style:display-name="Titre1~LT~Gliederung 6" style:family="paragraph" style:default-outline-level="">
      <style:paragraph-properties fo:margin-left="10.081cm" fo:margin-right="0cm" fo:margin-top="0.342cm" fo:margin-bottom="0cm" loext:contextual-spacing="false" style:line-height-at-least="1.099cm" fo:text-align="start" style:justify-single-word="false" fo:text-indent="0cm" style:auto-text-indent="false">
        <style:tab-stops>
          <style:tab-stop style:position="0cm"/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ffffff" style:text-outline="false" style:text-line-through-style="none" style:text-line-through-type="none" style:font-name="Mangal" fo:font-family="Mangal" style:font-family-generic="roman" style:font-pitch="variable" fo:font-size="2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1_7e_LT_7e_Gliederung_20_7" style:display-name="Titre1~LT~Gliederung 7" style:family="paragraph" style:default-outline-level="">
      <style:paragraph-properties fo:margin-left="10.081cm" fo:margin-right="0cm" fo:margin-top="0.342cm" fo:margin-bottom="0cm" loext:contextual-spacing="false" style:line-height-at-least="1.099cm" fo:text-align="start" style:justify-single-word="false" fo:text-indent="0cm" style:auto-text-indent="false">
        <style:tab-stops>
          <style:tab-stop style:position="0cm"/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ffffff" style:text-outline="false" style:text-line-through-style="none" style:text-line-through-type="none" style:font-name="Mangal" fo:font-family="Mangal" style:font-family-generic="roman" style:font-pitch="variable" fo:font-size="2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1_7e_LT_7e_Gliederung_20_8" style:display-name="Titre1~LT~Gliederung 8" style:family="paragraph" style:default-outline-level="">
      <style:paragraph-properties fo:margin-left="10.081cm" fo:margin-right="0cm" fo:margin-top="0.342cm" fo:margin-bottom="0cm" loext:contextual-spacing="false" style:line-height-at-least="1.099cm" fo:text-align="start" style:justify-single-word="false" fo:text-indent="0cm" style:auto-text-indent="false">
        <style:tab-stops>
          <style:tab-stop style:position="0cm"/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ffffff" style:text-outline="false" style:text-line-through-style="none" style:text-line-through-type="none" style:font-name="Mangal" fo:font-family="Mangal" style:font-family-generic="roman" style:font-pitch="variable" fo:font-size="2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1_7e_LT_7e_Gliederung_20_9" style:display-name="Titre1~LT~Gliederung 9" style:family="paragraph" style:default-outline-level="">
      <style:paragraph-properties fo:margin-left="10.081cm" fo:margin-right="0cm" fo:margin-top="0.342cm" fo:margin-bottom="0cm" loext:contextual-spacing="false" style:line-height-at-least="1.099cm" fo:text-align="start" style:justify-single-word="false" fo:text-indent="0cm" style:auto-text-indent="false">
        <style:tab-stops>
          <style:tab-stop style:position="0cm"/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ffffff" style:text-outline="false" style:text-line-through-style="none" style:text-line-through-type="none" style:font-name="Mangal" fo:font-family="Mangal" style:font-family-generic="roman" style:font-pitch="variable" fo:font-size="2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1_7e_LT_7e_Titel" style:display-name="Titre1~LT~Titel" style:family="paragraph" style:default-outline-level="">
      <style:paragraph-properties fo:margin-top="0cm" fo:margin-bottom="0cm" loext:contextual-spacing="false" style:line-height-at-least="1.099cm" fo:text-align="center" style:justify-single-word="fals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ffffff" style:text-outline="false" style:text-line-through-style="none" style:text-line-through-type="none" style:font-name="Mangal" fo:font-family="Mangal" style:font-family-generic="roman" style:font-pitch="variable" fo:font-size="5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5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 style:default-outline-level="">
      <style:paragraph-properties fo:margin-top="0.497cm" fo:margin-bottom="0cm" loext:contextual-spacing="false" style:line-height-at-least="1.099cm" fo:text-align="center" style:justify-single-word="fals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ffffff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1_7e_LT_7e_Notizen" style:display-name="Titre1~LT~Notizen" style:family="paragraph" style:default-outline-level="">
      <style:paragraph-properties fo:margin-top="0.28cm" fo:margin-bottom="0cm" loext:contextual-spacing="false" style:line-height-at-least="1.099cm" fo:text-align="start" style:justify-single-word="fals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re1_7e_LT_7e_Hintergrund" style:display-name="Titre1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re2_5f__7e_LT_7e_Gliederung_20_1" style:display-name="Titre2_~LT~Gliederung 1" style:family="paragraph" style:default-outline-level="">
      <style:paragraph-properties fo:margin-left="1.849cm" fo:margin-right="0cm" fo:margin-top="0.547cm" fo:margin-bottom="0cm" loext:contextual-spacing="false" style:line-height-at-least="1.099cm" fo:text-align="start" style:justify-single-word="false" fo:text-indent="-1.849cm" style:auto-text-indent="false">
        <style:tab-stops>
          <style:tab-stop style:position="0cm"/>
          <style:tab-stop style:position="0.52cm"/>
          <style:tab-stop style:position="2.722cm"/>
          <style:tab-stop style:position="4.921cm"/>
          <style:tab-stop style:position="7.124cm"/>
          <style:tab-stop style:position="9.324cm"/>
          <style:tab-stop style:position="11.527cm"/>
          <style:tab-stop style:position="13.727cm"/>
          <style:tab-stop style:position="15.93cm"/>
          <style:tab-stop style:position="18.129cm"/>
          <style:tab-stop style:position="20.332cm"/>
          <style:tab-stop style:position="22.532cm"/>
          <style:tab-stop style:position="24.731cm"/>
          <style:tab-stop style:position="26.935cm"/>
          <style:tab-stop style:position="29.138cm"/>
          <style:tab-stop style:position="31.337cm"/>
          <style:tab-stop style:position="33.54cm"/>
          <style:tab-stop style:position="35.74cm"/>
          <style:tab-stop style:position="37.943cm"/>
          <style:tab-stop style:position="40.143cm"/>
          <style:tab-stop style:position="42.346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2_5f__7e_LT_7e_Gliederung_20_2" style:display-name="Titre2_~LT~Gliederung 2" style:family="paragraph" style:default-outline-level="">
      <style:paragraph-properties fo:margin-left="4.011cm" fo:margin-right="0cm" fo:margin-top="0.48cm" fo:margin-bottom="0cm" loext:contextual-spacing="false" style:line-height-at-least="1.099cm" fo:text-align="start" style:justify-single-word="false" fo:text-indent="-1.54cm" style:auto-text-indent="false">
        <style:tab-stops>
          <style:tab-stop style:position="0cm"/>
          <style:tab-stop style:position="0.762cm"/>
          <style:tab-stop style:position="2.962cm"/>
          <style:tab-stop style:position="5.165cm"/>
          <style:tab-stop style:position="7.364cm"/>
          <style:tab-stop style:position="9.564cm"/>
          <style:tab-stop style:position="11.767cm"/>
          <style:tab-stop style:position="13.97cm"/>
          <style:tab-stop style:position="16.17cm"/>
          <style:tab-stop style:position="18.373cm"/>
          <style:tab-stop style:position="20.572cm"/>
          <style:tab-stop style:position="22.775cm"/>
          <style:tab-stop style:position="24.975cm"/>
          <style:tab-stop style:position="27.178cm"/>
          <style:tab-stop style:position="29.378cm"/>
          <style:tab-stop style:position="31.579cm"/>
          <style:tab-stop style:position="33.78cm"/>
          <style:tab-stop style:position="35.982cm"/>
          <style:tab-stop style:position="38.181cm"/>
          <style:tab-stop style:position="40.384cm"/>
          <style:tab-stop style:position="42.584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2_5f__7e_LT_7e_Gliederung_20_3" style:display-name="Titre2_~LT~Gliederung 3" style:family="paragraph" style:default-outline-level="">
      <style:paragraph-properties fo:margin-left="6.17cm" fo:margin-right="0cm" fo:margin-top="0.411cm" fo:margin-bottom="0cm" loext:contextual-spacing="false" style:line-height-at-least="1.099cm" fo:text-align="start" style:justify-single-word="false" fo:text-indent="-1.233cm" style:auto-text-indent="false">
        <style:tab-stops>
          <style:tab-stop style:position="0cm"/>
          <style:tab-stop style:position="1.002cm"/>
          <style:tab-stop style:position="3.205cm"/>
          <style:tab-stop style:position="5.405cm"/>
          <style:tab-stop style:position="7.608cm"/>
          <style:tab-stop style:position="9.807cm"/>
          <style:tab-stop style:position="12.01cm"/>
          <style:tab-stop style:position="14.21cm"/>
          <style:tab-stop style:position="16.413cm"/>
          <style:tab-stop style:position="18.613cm"/>
          <style:tab-stop style:position="20.814cm"/>
          <style:tab-stop style:position="23.013cm"/>
          <style:tab-stop style:position="25.217cm"/>
          <style:tab-stop style:position="27.416cm"/>
          <style:tab-stop style:position="29.619cm"/>
          <style:tab-stop style:position="31.819cm"/>
          <style:tab-stop style:position="34.022cm"/>
          <style:tab-stop style:position="36.221cm"/>
          <style:tab-stop style:position="38.425cm"/>
          <style:tab-stop style:position="40.624cm"/>
          <style:tab-stop style:position="42.824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2_5f__7e_LT_7e_Gliederung_20_4" style:display-name="Titre2_~LT~Gliederung 4" style:family="paragraph" style:default-outline-level="">
      <style:paragraph-properties fo:margin-left="8.64cm" fo:margin-right="0cm" fo:margin-top="0.339cm" fo:margin-bottom="0cm" loext:contextual-spacing="false" style:line-height-at-least="1.099cm" fo:text-align="start" style:justify-single-word="false" fo:text-indent="-1.233cm" style:auto-text-indent="false">
        <style:tab-stops>
          <style:tab-stop style:position="0cm"/>
          <style:tab-stop style:position="0.965cm"/>
          <style:tab-stop style:position="3.164cm"/>
          <style:tab-stop style:position="5.368cm"/>
          <style:tab-stop style:position="7.567cm"/>
          <style:tab-stop style:position="9.77cm"/>
          <style:tab-stop style:position="11.97cm"/>
          <style:tab-stop style:position="14.173cm"/>
          <style:tab-stop style:position="16.372cm"/>
          <style:tab-stop style:position="18.574cm"/>
          <style:tab-stop style:position="20.773cm"/>
          <style:tab-stop style:position="22.976cm"/>
          <style:tab-stop style:position="25.176cm"/>
          <style:tab-stop style:position="27.379cm"/>
          <style:tab-stop style:position="29.579cm"/>
          <style:tab-stop style:position="31.782cm"/>
          <style:tab-stop style:position="33.981cm"/>
          <style:tab-stop style:position="36.184cm"/>
          <style:tab-stop style:position="38.384cm"/>
          <style:tab-stop style:position="40.584cm"/>
          <style:tab-stop style:position="42.787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2_5f__7e_LT_7e_Gliederung_20_5" style:display-name="Titre2_~LT~Gliederung 5" style:family="paragraph" style:default-outline-level="">
      <style:paragraph-properties fo:margin-left="11.107cm" fo:margin-right="0cm" fo:margin-top="0.339cm" fo:margin-bottom="0cm" loext:contextual-spacing="false" style:line-height-at-least="1.099cm" fo:text-align="start" style:justify-single-word="false" fo:text-indent="-1.233cm" style:auto-text-indent="false">
        <style:tab-stops>
          <style:tab-stop style:position="0cm"/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2_5f__7e_LT_7e_Gliederung_20_6" style:display-name="Titre2_~LT~Gliederung 6" style:family="paragraph" style:default-outline-level="">
      <style:paragraph-properties fo:margin-left="11.107cm" fo:margin-right="0cm" fo:margin-top="0.339cm" fo:margin-bottom="0cm" loext:contextual-spacing="false" style:line-height-at-least="1.099cm" fo:text-align="start" style:justify-single-word="false" fo:text-indent="-1.233cm" style:auto-text-indent="false">
        <style:tab-stops>
          <style:tab-stop style:position="0cm"/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2_5f__7e_LT_7e_Gliederung_20_7" style:display-name="Titre2_~LT~Gliederung 7" style:family="paragraph" style:default-outline-level="">
      <style:paragraph-properties fo:margin-left="11.107cm" fo:margin-right="0cm" fo:margin-top="0.339cm" fo:margin-bottom="0cm" loext:contextual-spacing="false" style:line-height-at-least="1.099cm" fo:text-align="start" style:justify-single-word="false" fo:text-indent="-1.233cm" style:auto-text-indent="false">
        <style:tab-stops>
          <style:tab-stop style:position="0cm"/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2_5f__7e_LT_7e_Gliederung_20_8" style:display-name="Titre2_~LT~Gliederung 8" style:family="paragraph" style:default-outline-level="">
      <style:paragraph-properties fo:margin-left="11.107cm" fo:margin-right="0cm" fo:margin-top="0.339cm" fo:margin-bottom="0cm" loext:contextual-spacing="false" style:line-height-at-least="1.099cm" fo:text-align="start" style:justify-single-word="false" fo:text-indent="-1.233cm" style:auto-text-indent="false">
        <style:tab-stops>
          <style:tab-stop style:position="0cm"/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2_5f__7e_LT_7e_Gliederung_20_9" style:display-name="Titre2_~LT~Gliederung 9" style:family="paragraph" style:default-outline-level="">
      <style:paragraph-properties fo:margin-left="11.107cm" fo:margin-right="0cm" fo:margin-top="0.339cm" fo:margin-bottom="0cm" loext:contextual-spacing="false" style:line-height-at-least="1.099cm" fo:text-align="start" style:justify-single-word="false" fo:text-indent="-1.233cm" style:auto-text-indent="false">
        <style:tab-stops>
          <style:tab-stop style:position="0cm"/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2_5f__7e_LT_7e_Titel" style:display-name="Titre2_~LT~Titel" style:family="paragraph" style:default-outline-level="">
      <style:paragraph-properties fo:margin-top="0cm" fo:margin-bottom="0cm" loext:contextual-spacing="false" style:line-height-at-least="1.099cm" fo:text-align="center" style:justify-single-word="fals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2_5f__7e_LT_7e_Untertitel" style:display-name="Titre2_~LT~Untertitel" style:family="paragraph" style:default-outline-level="">
      <style:paragraph-properties fo:margin-top="0.497cm" fo:margin-bottom="0cm" loext:contextual-spacing="false" style:line-height-at-least="1.099cm" fo:text-align="center" style:justify-single-word="fals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2_5f__7e_LT_7e_Notizen" style:display-name="Titre2_~LT~Notizen" style:family="paragraph" style:default-outline-level="">
      <style:paragraph-properties fo:margin-top="0.28cm" fo:margin-bottom="0cm" loext:contextual-spacing="false" style:line-height-at-least="1.099cm" fo:text-align="start" style:justify-single-word="fals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2_5f__7e_LT_7e_Hintergrundobjekte" style:display-name="Titre2_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re2_5f__7e_LT_7e_Hintergrund" style:display-name="Titre2_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5f_10" style:display-name="Standard_10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Vide_7e_LT_7e_Gliederung_20_1" style:display-name="Vide~LT~Gliederung 1" style:family="paragraph" style:default-outline-level="">
      <style:paragraph-properties fo:margin-top="0.55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Vide_7e_LT_7e_Gliederung_20_2" style:display-name="Vide~LT~Gliederung 2" style:family="paragraph" style:parent-style-name="Vide_7e_LT_7e_Gliederung_20_1" style:default-outline-level="">
      <style:paragraph-properties fo:margin-top="0.43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Vide_7e_LT_7e_Gliederung_20_3" style:display-name="Vide~LT~Gliederung 3" style:family="paragraph" style:parent-style-name="Vide_7e_LT_7e_Gliederung_20_2" style:default-outline-level="">
      <style:paragraph-properties fo:margin-top="0.33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Vide_7e_LT_7e_Gliederung_20_4" style:display-name="Vide~LT~Gliederung 4" style:family="paragraph" style:parent-style-name="Vide_7e_LT_7e_Gliederung_20_3" style:default-outline-level="">
      <style:paragraph-properties fo:margin-top="0.22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Vide_7e_LT_7e_Gliederung_20_5" style:display-name="Vide~LT~Gliederung 5" style:family="paragraph" style:parent-style-name="Vide_7e_LT_7e_Gliederung_20_4" style:default-outline-level="">
      <style:paragraph-properties fo:margin-top="0.10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6" style:display-name="Vide~LT~Gliederung 6" style:family="paragraph" style:parent-style-name="Vide_7e_LT_7e_Gliederung_20_5" style:default-outline-level="">
      <style:paragraph-properties fo:margin-top="0.10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7" style:display-name="Vide~LT~Gliederung 7" style:family="paragraph" style:parent-style-name="Vide_7e_LT_7e_Gliederung_20_6" style:default-outline-level="">
      <style:paragraph-properties fo:margin-top="0.10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8" style:display-name="Vide~LT~Gliederung 8" style:family="paragraph" style:parent-style-name="Vide_7e_LT_7e_Gliederung_20_7" style:default-outline-level="">
      <style:paragraph-properties fo:margin-top="0.10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9" style:display-name="Vide~LT~Gliederung 9" style:family="paragraph" style:parent-style-name="Vide_7e_LT_7e_Gliederung_20_8" style:default-outline-level="">
      <style:paragraph-properties fo:margin-top="0.10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Titel" style:display-name="Vide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Vide_7e_LT_7e_Untertitel" style:display-name="Vid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Vide_7e_LT_7e_Notizen" style:display-name="Vid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Vide_7e_LT_7e_Hintergrundobjekte" style:display-name="Vide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Vide_7e_LT_7e_Hintergrund" style:display-name="Vide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mage_20_avec_20_légende_7e_LT_7e_Gliederung_20_1" style:display-name="Image avec légende~LT~Gliederung 1" style:family="paragraph" style:default-outline-level="">
      <style:paragraph-properties fo:margin-top="0.55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mage_20_avec_20_légende_7e_LT_7e_Gliederung_20_2" style:display-name="Image avec légende~LT~Gliederung 2" style:family="paragraph" style:parent-style-name="Image_20_avec_20_légende_7e_LT_7e_Gliederung_20_1" style:default-outline-level="">
      <style:paragraph-properties fo:margin-top="0.43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Image_20_avec_20_légende_7e_LT_7e_Gliederung_20_3" style:display-name="Image avec légende~LT~Gliederung 3" style:family="paragraph" style:parent-style-name="Image_20_avec_20_légende_7e_LT_7e_Gliederung_20_2" style:default-outline-level="">
      <style:paragraph-properties fo:margin-top="0.33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Image_20_avec_20_légende_7e_LT_7e_Gliederung_20_4" style:display-name="Image avec légende~LT~Gliederung 4" style:family="paragraph" style:parent-style-name="Image_20_avec_20_légende_7e_LT_7e_Gliederung_20_3" style:default-outline-level="">
      <style:paragraph-properties fo:margin-top="0.22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Image_20_avec_20_légende_7e_LT_7e_Gliederung_20_5" style:display-name="Image avec légende~LT~Gliederung 5" style:family="paragraph" style:parent-style-name="Image_20_avec_20_légende_7e_LT_7e_Gliederung_20_4" style:default-outline-level="">
      <style:paragraph-properties fo:margin-top="0.10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20_avec_20_légende_7e_LT_7e_Gliederung_20_6" style:display-name="Image avec légende~LT~Gliederung 6" style:family="paragraph" style:parent-style-name="Image_20_avec_20_légende_7e_LT_7e_Gliederung_20_5" style:default-outline-level="">
      <style:paragraph-properties fo:margin-top="0.10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20_avec_20_légende_7e_LT_7e_Gliederung_20_7" style:display-name="Image avec légende~LT~Gliederung 7" style:family="paragraph" style:parent-style-name="Image_20_avec_20_légende_7e_LT_7e_Gliederung_20_6" style:default-outline-level="">
      <style:paragraph-properties fo:margin-top="0.10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20_avec_20_légende_7e_LT_7e_Gliederung_20_8" style:display-name="Image avec légende~LT~Gliederung 8" style:family="paragraph" style:parent-style-name="Image_20_avec_20_légende_7e_LT_7e_Gliederung_20_7" style:default-outline-level="">
      <style:paragraph-properties fo:margin-top="0.10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20_avec_20_légende_7e_LT_7e_Gliederung_20_9" style:display-name="Image avec légende~LT~Gliederung 9" style:family="paragraph" style:parent-style-name="Image_20_avec_20_légende_7e_LT_7e_Gliederung_20_8" style:default-outline-level="">
      <style:paragraph-properties fo:margin-top="0.10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20_avec_20_légende_7e_LT_7e_Titel" style:display-name="Image avec légende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mage_20_avec_20_légende_7e_LT_7e_Untertitel" style:display-name="Image avec légend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mage_20_avec_20_légende_7e_LT_7e_Notizen" style:display-name="Image avec légend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mage_20_avec_20_légende_7e_LT_7e_Hintergrundobjekte" style:display-name="Image avec légende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mage_20_avec_20_légende_7e_LT_7e_Hintergrund" style:display-name="Image avec légende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re2_7e_LT_7e_Gliederung_20_1" style:display-name="Titre2~LT~Gliederung 1" style:family="paragraph" style:default-outline-level="">
      <style:paragraph-properties fo:margin-left="1.048cm" fo:margin-right="0cm" fo:margin-top="0.31cm" fo:margin-bottom="0cm" loext:contextual-spacing="false" style:line-height-at-least="0.353cm" fo:text-align="start" style:justify-single-word="false" fo:text-indent="-1.048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2_7e_LT_7e_Gliederung_20_2" style:display-name="Titre2~LT~Gliederung 2" style:family="paragraph" style:parent-style-name="Titre2_7e_LT_7e_Gliederung_20_1" style:default-outline-level="">
      <style:paragraph-properties fo:margin-left="2.274cm" fo:margin-right="0cm" fo:margin-top="0.272cm" fo:margin-bottom="0cm" loext:contextual-spacing="false" style:line-height-at-least="0.353cm" fo:text-align="start" style:justify-single-word="false" fo:text-indent="-0.873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2_7e_LT_7e_Gliederung_20_3" style:display-name="Titre2~LT~Gliederung 3" style:family="paragraph" style:parent-style-name="Titre2_7e_LT_7e_Gliederung_20_2" style:default-outline-level="">
      <style:paragraph-properties fo:margin-left="3.498cm" fo:margin-right="0cm" fo:margin-top="0.233cm" fo:margin-bottom="0cm" loext:contextual-spacing="false" style:line-height-at-least="0.353cm" fo:text-align="start" style:justify-single-word="false" fo:text-indent="-0.699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2_7e_LT_7e_Gliederung_20_4" style:display-name="Titre2~LT~Gliederung 4" style:family="paragraph" style:parent-style-name="Titre2_7e_LT_7e_Gliederung_20_3" style:default-outline-level="">
      <style:paragraph-properties fo:margin-left="4.898cm" fo:margin-right="0cm" fo:margin-top="0.192cm" fo:margin-bottom="0cm" loext:contextual-spacing="false" style:line-height-at-least="0.353cm" fo:text-align="start" style:justify-single-word="false" fo:text-indent="-0.699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2_7e_LT_7e_Gliederung_20_5" style:display-name="Titre2~LT~Gliederung 5" style:family="paragraph" style:parent-style-name="Titre2_7e_LT_7e_Gliederung_20_4" style:default-outline-level="">
      <style:paragraph-properties fo:margin-left="6.297cm" fo:margin-right="0cm" fo:margin-top="0.192cm" fo:margin-bottom="0cm" loext:contextual-spacing="false" style:line-height-at-least="0.353cm" fo:text-align="start" style:justify-single-word="false" fo:text-indent="-0.699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2_7e_LT_7e_Gliederung_20_6" style:display-name="Titre2~LT~Gliederung 6" style:family="paragraph" style:parent-style-name="Titre2_7e_LT_7e_Gliederung_20_5" style:default-outline-level="">
      <style:paragraph-properties fo:margin-left="6.297cm" fo:margin-right="0cm" fo:margin-top="0.192cm" fo:margin-bottom="0cm" loext:contextual-spacing="false" style:line-height-at-least="0.353cm" fo:text-align="start" style:justify-single-word="false" fo:text-indent="-0.699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2_7e_LT_7e_Gliederung_20_7" style:display-name="Titre2~LT~Gliederung 7" style:family="paragraph" style:parent-style-name="Titre2_7e_LT_7e_Gliederung_20_6" style:default-outline-level="">
      <style:paragraph-properties fo:margin-left="6.297cm" fo:margin-right="0cm" fo:margin-top="0.192cm" fo:margin-bottom="0cm" loext:contextual-spacing="false" style:line-height-at-least="0.353cm" fo:text-align="start" style:justify-single-word="false" fo:text-indent="-0.699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2_7e_LT_7e_Gliederung_20_8" style:display-name="Titre2~LT~Gliederung 8" style:family="paragraph" style:parent-style-name="Titre2_7e_LT_7e_Gliederung_20_7" style:default-outline-level="">
      <style:paragraph-properties fo:margin-left="6.297cm" fo:margin-right="0cm" fo:margin-top="0.192cm" fo:margin-bottom="0cm" loext:contextual-spacing="false" style:line-height-at-least="0.353cm" fo:text-align="start" style:justify-single-word="false" fo:text-indent="-0.699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2_7e_LT_7e_Gliederung_20_9" style:display-name="Titre2~LT~Gliederung 9" style:family="paragraph" style:parent-style-name="Titre2_7e_LT_7e_Gliederung_20_8" style:default-outline-level="">
      <style:paragraph-properties fo:margin-left="6.297cm" fo:margin-right="0cm" fo:margin-top="0.192cm" fo:margin-bottom="0cm" loext:contextual-spacing="false" style:line-height-at-least="0.353cm" fo:text-align="start" style:justify-single-word="false" fo:text-indent="-0.699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2_7e_LT_7e_Titel" style:display-name="Titre2~LT~Titel" style:family="paragraph" style:default-outline-level="">
      <style:paragraph-properties fo:margin-top="0cm" fo:margin-bottom="0cm" loext:contextual-spacing="false" style:line-height-at-least="0.353cm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2_7e_LT_7e_Untertitel" style:display-name="Titre2~LT~Untertitel" style:family="paragraph" style:default-outline-level="">
      <style:paragraph-properties fo:margin-top="0.282cm" fo:margin-bottom="0cm" loext:contextual-spacing="false" style:line-height-at-least="0.353cm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2_7e_LT_7e_Notizen" style:display-name="Titre2~LT~Notizen" style:family="paragraph" style:default-outline-level="">
      <style:paragraph-properties fo:margin-top="0.159cm" fo:margin-bottom="0cm" loext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2_7e_LT_7e_Hintergrundobjekte" style:display-name="Titre2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re2_7e_LT_7e_Hintergrund" style:display-name="Titre2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sique2_7e_LT_7e_Gliederung_20_1" style:display-name="Basique2~LT~Gliederung 1" style:family="paragraph" style:default-outline-level="">
      <style:paragraph-properties fo:margin-left="0.951cm" fo:margin-right="0cm" fo:margin-top="0cm" fo:margin-bottom="0.501cm" loext:contextual-spacing="false" fo:line-height="92%" fo:text-align="start" style:justify-single-word="false" fo:text-indent="0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SimSun" fo:font-family="SimSun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asique2_7e_LT_7e_Gliederung_20_2" style:display-name="Basique2~LT~Gliederung 2" style:family="paragraph" style:parent-style-name="Basique2_7e_LT_7e_Gliederung_20_1" style:default-outline-level="">
      <style:paragraph-properties fo:margin-left="2.058cm" fo:margin-right="0cm" fo:margin-top="0cm" fo:margin-bottom="0.399cm" loext:contextual-spacing="false" fo:line-height="92%" fo:text-align="start" style:justify-single-word="false" fo:text-indent="0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SimSun" fo:font-family="SimSun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asique2_7e_LT_7e_Gliederung_20_3" style:display-name="Basique2~LT~Gliederung 3" style:family="paragraph" style:parent-style-name="Basique2_7e_LT_7e_Gliederung_20_2" style:default-outline-level="">
      <style:paragraph-properties fo:margin-left="3.17cm" fo:margin-right="0cm" fo:margin-top="0cm" fo:margin-bottom="0.298cm" loext:contextual-spacing="false" fo:line-height="92%" fo:text-align="start" style:justify-single-word="false" fo:text-indent="0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SimSun" fo:font-family="SimSun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asique2_7e_LT_7e_Gliederung_20_4" style:display-name="Basique2~LT~Gliederung 4" style:family="paragraph" style:parent-style-name="Basique2_7e_LT_7e_Gliederung_20_3" style:default-outline-level="">
      <style:paragraph-properties fo:margin-left="4.436cm" fo:margin-right="0cm" fo:margin-top="0cm" fo:margin-bottom="0.199cm" loext:contextual-spacing="false" fo:line-height="92%" fo:text-align="start" style:justify-single-word="false" fo:text-indent="0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SimSun" fo:font-family="SimSun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asique2_7e_LT_7e_Gliederung_20_5" style:display-name="Basique2~LT~Gliederung 5" style:family="paragraph" style:parent-style-name="Basique2_7e_LT_7e_Gliederung_20_4" style:default-outline-level="">
      <style:paragraph-properties fo:margin-left="5.704cm" fo:margin-right="0cm" fo:margin-top="0cm" fo:margin-bottom="0.099cm" loext:contextual-spacing="false" fo:line-height="92%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SimSun" fo:font-family="SimSun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asique2_7e_LT_7e_Gliederung_20_6" style:display-name="Basique2~LT~Gliederung 6" style:family="paragraph" style:parent-style-name="Basique2_7e_LT_7e_Gliederung_20_5" style:default-outline-level="">
      <style:paragraph-properties fo:margin-left="5.704cm" fo:margin-right="0cm" fo:margin-top="0cm" fo:margin-bottom="0.099cm" loext:contextual-spacing="false" fo:line-height="92%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SimSun" fo:font-family="SimSun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asique2_7e_LT_7e_Gliederung_20_7" style:display-name="Basique2~LT~Gliederung 7" style:family="paragraph" style:parent-style-name="Basique2_7e_LT_7e_Gliederung_20_6" style:default-outline-level="">
      <style:paragraph-properties fo:margin-left="5.704cm" fo:margin-right="0cm" fo:margin-top="0cm" fo:margin-bottom="0.099cm" loext:contextual-spacing="false" fo:line-height="92%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SimSun" fo:font-family="SimSun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asique2_7e_LT_7e_Gliederung_20_8" style:display-name="Basique2~LT~Gliederung 8" style:family="paragraph" style:parent-style-name="Basique2_7e_LT_7e_Gliederung_20_7" style:default-outline-level="">
      <style:paragraph-properties fo:margin-left="5.704cm" fo:margin-right="0cm" fo:margin-top="0cm" fo:margin-bottom="0.099cm" loext:contextual-spacing="false" fo:line-height="92%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SimSun" fo:font-family="SimSun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asique2_7e_LT_7e_Gliederung_20_9" style:display-name="Basique2~LT~Gliederung 9" style:family="paragraph" style:parent-style-name="Basique2_7e_LT_7e_Gliederung_20_8" style:default-outline-level="">
      <style:paragraph-properties fo:margin-left="5.704cm" fo:margin-right="0cm" fo:margin-top="0cm" fo:margin-bottom="0.099cm" loext:contextual-spacing="false" fo:line-height="92%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SimSun" fo:font-family="SimSun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asique2_7e_LT_7e_Titel" style:display-name="Basique2~LT~Titel" style:family="paragraph" style:default-outline-level="">
      <style:paragraph-properties fo:margin-top="0cm" fo:margin-bottom="0cm" loext:contextual-spacing="false" fo:line-height="92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420e" style:text-outline="false" style:text-line-through-style="none" style:text-line-through-type="none" style:font-name="SimSun" fo:font-family="SimSun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asique2_7e_LT_7e_Untertitel" style:display-name="Basique2~LT~Untertitel" style:family="paragraph" style:default-outline-level="">
      <style:paragraph-properties fo:margin-left="0.953cm" fo:margin-right="0cm" fo:margin-top="0cm" fo:margin-bottom="0cm" loext:contextual-spacing="false" fo:line-height="92%" fo:text-align="center" style:justify-single-word="false" fo:text-indent="0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SimSun" fo:font-family="SimSun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asique2_7e_LT_7e_Notizen" style:display-name="Basique2~LT~Notizen" style:family="paragraph" style:default-outline-level="">
      <style:paragraph-properties fo:margin-top="0.159cm" fo:margin-bottom="0cm" loext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5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5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asique2_7e_LT_7e_Hintergrundobjekte" style:display-name="Basique2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sique2_7e_LT_7e_Hintergrund" style:display-name="Basique2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20_1_7e_LT_7e_Gliederung_20_1" style:display-name="Standard 1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1_7e_LT_7e_Gliederung_20_2" style:display-name="Standard 1~LT~Gliederung 2" style:family="paragraph" style:parent-style-name="Standard_20_1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20_1_7e_LT_7e_Gliederung_20_3" style:display-name="Standard 1~LT~Gliederung 3" style:family="paragraph" style:parent-style-name="Standard_20_1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20_1_7e_LT_7e_Gliederung_20_4" style:display-name="Standard 1~LT~Gliederung 4" style:family="paragraph" style:parent-style-name="Standard_20_1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5" style:display-name="Standard 1~LT~Gliederung 5" style:family="paragraph" style:parent-style-name="Standard_20_1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6" style:display-name="Standard 1~LT~Gliederung 6" style:family="paragraph" style:parent-style-name="Standard_20_1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7" style:display-name="Standard 1~LT~Gliederung 7" style:family="paragraph" style:parent-style-name="Standard_20_1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8" style:display-name="Standard 1~LT~Gliederung 8" style:family="paragraph" style:parent-style-name="Standard_20_1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9" style:display-name="Standard 1~LT~Gliederung 9" style:family="paragraph" style:parent-style-name="Standard_20_1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Titel" style:display-name="Standard 1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1_7e_LT_7e_Untertitel" style:display-name="Standard 1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1_7e_LT_7e_Notizen" style:display-name="Standard 1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1_7e_LT_7e_Hintergrundobjekte" style:display-name="Standard 1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20_1_7e_LT_7e_Hintergrund" style:display-name="Standard 1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en_20_Internet_20_visité" style:display-name="Lien Internet visité" style:family="paragraph" style:default-outline-level="">
      <style:text-properties fo:color="#80000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0T11:01:19.261000000</meta:creation-date>
    <dc:date>2021-01-21T12:24:57.827000000</dc:date>
    <meta:editing-duration>PT21H4M43S</meta:editing-duration>
    <meta:editing-cycles>18</meta:editing-cycles>
    <meta:generator>LibreOffice/6.2.3.2$Windows_X86_64 LibreOffice_project/aecc05fe267cc68dde00352a451aa867b3b546ac</meta:generator>
    <meta:document-statistic meta:table-count="0" meta:image-count="0" meta:object-count="0" meta:page-count="2" meta:paragraph-count="25" meta:word-count="253" meta:character-count="1788" meta:non-whitespace-character-count="1568"/>
  </office:meta>
</office:document-meta>
</file>